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B000001FEF94AE70EB92C7592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78cm" fo:min-width="1.475cm"/>
    </style:style>
    <style:style style:name="gr2" style:family="graphic" style:parent-style-name="standard">
      <style:graphic-properties draw:fill="solid" draw:fill-color="#5983b0" draw:textarea-horizontal-align="justify" draw:textarea-vertical-align="middle" draw:auto-grow-height="false" fo:min-height="2.393cm" fo:min-width="0cm"/>
    </style:style>
    <style:style style:name="gr3" style:family="graphic" style:parent-style-name="standard">
      <style:graphic-properties draw:fill="solid" draw:fill-color="#5983b0" draw:textarea-horizontal-align="justify" draw:textarea-vertical-align="middle" draw:auto-grow-height="false" fo:min-height="0.278cm" fo:min-width="1.475cm"/>
    </style:style>
    <style:style style:name="gr4" style:family="graphic" style:parent-style-name="standard">
      <style:graphic-properties draw:fill="solid" draw:fill-color="#5983b0" draw:textarea-horizontal-align="justify" draw:textarea-vertical-align="middle" draw:auto-grow-height="false" fo:min-height="0.279cm" fo:min-width="3.945cm"/>
    </style:style>
    <style:style style:name="gr5" style:family="graphic" style:parent-style-name="standard">
      <style:graphic-properties draw:fill="solid" draw:fill-color="#1584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ong_20_Dot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ea7500" draw:marker-start-width="0.279cm" draw:marker-end-width="0.279cm" draw:fill="none" draw:textarea-horizontal-align="justify" draw:textarea-vertical-align="middle" draw:auto-grow-height="false" fo:min-height="0.435cm" fo:min-width="4.094cm" fo:padding-top="0.15cm" fo:padding-bottom="0.15cm" fo:padding-left="0.275cm" fo:padding-right="0.275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0cm"/>
    </style:style>
    <style:style style:name="gr12" style:family="graphic" style:parent-style-name="objectwithoutfill">
      <style:graphic-properties draw:marker-end="Triangle" draw:fill="none" draw:textarea-vertical-align="middle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9cm" fo:min-width="9.6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983b0"/>
      <style:paragraph-properties fo:text-align="center"/>
    </style:style>
    <style:style style:name="P3" style:family="paragraph">
      <loext:graphic-properties draw:fill="solid" draw:fill-color="#1584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975cm" svg:height="0.528cm" svg:x="3.246cm" svg:y="2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494cm" svg:height="2.643cm" svg:x="5.221cm" svg:y="0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975cm" svg:height="0.528cm" svg:x="3.246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445cm" svg:height="0.529cm" svg:x="1.27cm" svg:y="5.3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099cm" svg:height="0.106cm" svg:x="4.128cm" svg:y="0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99cm" svg:height="0.106cm" svg:x="2.417cm" svg:y="6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4" draw:layer="layout" svg:x1="2.516cm" svg:y1="6.879cm" svg:x2="4.128cm" svg:y2="1.074cm">
          <text:p/>
        </draw:line>
        <draw:line draw:style-name="gr8" draw:text-style-name="P4" draw:layer="layout" svg:x1="2.466cm" svg:y1="6.939cm" svg:x2="2.765cm" svg:y2="5.975cm">
          <text:p/>
        </draw:line>
        <draw:line draw:style-name="gr8" draw:text-style-name="P4" draw:layer="layout" svg:x1="1.152cm" svg:y1="6.025cm" svg:x2="2.765cm" svg:y2="6cm">
          <text:p/>
        </draw:line>
        <draw:line draw:style-name="gr8" draw:text-style-name="P4" draw:layer="layout" svg:x1="1.135cm" svg:y1="5.3cm" svg:x2="1.152cm" svg:y2="6.025cm">
          <text:p/>
        </draw:line>
        <draw:line draw:style-name="gr8" draw:text-style-name="P4" draw:layer="layout" svg:x1="4.007cm" svg:y1="1.27cm" svg:x2="1.135cm" svg:y2="5.3cm">
          <text:p/>
        </draw:line>
        <draw:line draw:style-name="gr9" draw:text-style-name="P4" draw:layer="layout" svg:x1="3.228cm" svg:y1="2.358cm" svg:x2="4.128cm" svg:y2="1.074cm">
          <text:p/>
        </draw:line>
        <draw:g>
          <draw:custom-shape draw:style-name="gr1" draw:text-style-name="P1" draw:layer="layout" svg:width="1.975cm" svg:height="0.528cm" svg:x="8.961cm" svg:y="2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494cm" svg:height="2.643cm" svg:x="10.936cm" svg:y="0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975cm" svg:height="0.528cm" svg:x="8.961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445cm" svg:height="0.529cm" svg:x="6.985cm" svg:y="5.3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099cm" svg:height="0.106cm" svg:x="9.843cm" svg:y="0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99cm" svg:height="0.106cm" svg:x="8.132cm" svg:y="6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4" draw:layer="layout" svg:x1="2.466cm" svg:y1="6.94cm" svg:x2="2.765cm" svg:y2="5.976cm">
          <text:p/>
        </draw:line>
        <draw:line draw:style-name="gr8" draw:text-style-name="P4" draw:layer="layout" svg:x1="1.152cm" svg:y1="6.026cm" svg:x2="2.765cm" svg:y2="6.001cm">
          <text:p/>
        </draw:line>
        <draw:line draw:style-name="gr8" draw:text-style-name="P4" draw:layer="layout" svg:x1="1.135cm" svg:y1="5.301cm" svg:x2="1.152cm" svg:y2="6.026cm">
          <text:p/>
        </draw:line>
        <draw:line draw:style-name="gr8" draw:text-style-name="P4" draw:layer="layout" svg:x1="8.188cm" svg:y1="6.903cm" svg:x2="8.439cm" svg:y2="6.019cm">
          <text:p/>
        </draw:line>
        <draw:custom-shape draw:style-name="gr10" draw:text-style-name="P4" draw:layer="layout" svg:width="4.644cm" svg:height="0.735cm" svg:x="6.885cm" svg:y="5.293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67cm" svg:y1="6.123cm" svg:x2="8.54cm" svg:y2="6.133cm">
          <text:p/>
        </draw:line>
        <draw:line draw:style-name="gr8" draw:text-style-name="P4" draw:layer="layout" svg:x1="11.648cm" svg:y1="6.118cm" svg:x2="11.648cm" svg:y2="5.169cm">
          <text:p/>
        </draw:line>
        <draw:line draw:style-name="gr8" draw:text-style-name="P4" draw:layer="layout" svg:x1="11.648cm" svg:y1="5.169cm" svg:x2="9.762cm" svg:y2="5.169cm">
          <text:p/>
        </draw:line>
        <draw:line draw:style-name="gr7" draw:text-style-name="P4" draw:layer="layout" svg:x1="8.194cm" svg:y1="6.879cm" svg:x2="9.806cm" svg:y2="1.074cm">
          <text:p/>
        </draw:line>
        <draw:custom-shape draw:style-name="gr10" draw:text-style-name="P4" draw:layer="layout" svg:width="4.644cm" svg:height="0.735cm" svg:x="6.885cm" svg:y="5.293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648cm" svg:y1="6.119cm" svg:x2="11.648cm" svg:y2="5.17cm">
          <text:p/>
        </draw:line>
        <draw:line draw:style-name="gr8" draw:text-style-name="P4" draw:layer="layout" svg:x1="8.54cm" svg:y1="6.133cm" svg:x2="8.564cm" svg:y2="6.028cm">
          <text:p/>
        </draw:line>
        <draw:custom-shape draw:style-name="gr11" draw:text-style-name="P5" draw:layer="layout" svg:width="0.067cm" svg:height="0.635cm" svg:x="8.469cm" svg:y="5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9.771cm" svg:y1="5.178cm" svg:x2="9.78cm" svg:y2="3.345cm">
          <text:p/>
        </draw:line>
        <draw:line draw:style-name="gr8" draw:text-style-name="P4" draw:layer="layout" svg:x1="11.518cm" svg:y1="3.383cm" svg:x2="11.525cm" svg:y2="0.522cm">
          <text:p/>
        </draw:line>
        <draw:line draw:style-name="gr8" draw:text-style-name="P4" draw:layer="layout" svg:x1="11.519cm" svg:y1="3.384cm" svg:x2="9.903cm" svg:y2="3.393cm">
          <text:p/>
        </draw:line>
        <draw:line draw:style-name="gr8" draw:text-style-name="P4" draw:layer="layout" svg:x1="11.66cm" svg:y1="3.497cm" svg:x2="9.931cm" svg:y2="3.514cm">
          <text:p/>
        </draw:line>
        <draw:line draw:style-name="gr8" draw:text-style-name="P4" draw:layer="layout" svg:x1="11.644cm" svg:y1="3.497cm" svg:x2="11.641cm" svg:y2="0.378cm">
          <text:p/>
        </draw:line>
        <draw:line draw:style-name="gr8" draw:text-style-name="P4" draw:layer="layout" svg:x1="11.509cm" svg:y1="0.549cm" svg:x2="10.813cm" svg:y2="0.551cm">
          <text:p/>
        </draw:line>
        <draw:line draw:style-name="gr8" draw:text-style-name="P4" draw:layer="layout" svg:x1="10.795cm" svg:y1="2.64cm" svg:x2="8.844cm" svg:y2="2.646cm">
          <text:p/>
        </draw:line>
        <draw:line draw:style-name="gr8" draw:text-style-name="P4" draw:layer="layout" svg:x1="8.854cm" svg:y1="3.393cm" svg:x2="8.845cm" svg:y2="2.646cm">
          <text:p/>
        </draw:line>
        <draw:line draw:style-name="gr8" draw:text-style-name="P4" draw:layer="layout" svg:x1="9.776cm" svg:y1="3.373cm" svg:x2="8.845cm" svg:y2="3.384cm">
          <text:p/>
        </draw:line>
        <draw:line draw:style-name="gr8" draw:text-style-name="P4" draw:layer="layout" svg:x1="9.931cm" svg:y1="3.514cm" svg:x2="9.927cm" svg:y2="3.366cm">
          <text:p/>
        </draw:line>
        <draw:line draw:style-name="gr8" draw:text-style-name="P4" draw:layer="layout" svg:x1="10.796cm" svg:y1="2.64cm" svg:x2="10.813cm" svg:y2="0.52cm">
          <text:p/>
        </draw:line>
        <draw:line draw:style-name="gr8" draw:text-style-name="P4" draw:layer="layout" svg:x1="11.648cm" svg:y1="0.413cm" svg:x2="10.68cm" svg:y2="0.423cm">
          <text:p/>
        </draw:line>
        <draw:line draw:style-name="gr8" draw:text-style-name="P4" draw:layer="layout" svg:x1="10.676cm" svg:y1="1.001cm" svg:x2="10.68cm" svg:y2="0.423cm">
          <text:p/>
        </draw:line>
        <draw:line draw:style-name="gr12" draw:text-style-name="P4" draw:layer="layout" svg:x1="10.707cm" svg:y1="1.027cm" svg:x2="10.001cm" svg:y2="1.027cm">
          <text:p/>
        </draw:line>
        <draw:g>
          <draw:custom-shape draw:style-name="gr1" draw:text-style-name="P1" draw:layer="layout" svg:width="1.975cm" svg:height="0.528cm" svg:x="15.311cm" svg:y="2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494cm" svg:height="2.643cm" svg:x="17.286cm" svg:y="0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975cm" svg:height="0.528cm" svg:x="15.311cm" svg:y="2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445cm" svg:height="0.529cm" svg:x="13.335cm" svg:y="5.3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099cm" svg:height="0.106cm" svg:x="16.193cm" svg:y="0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99cm" svg:height="0.106cm" svg:x="14.482cm" svg:y="6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4" draw:layer="layout" svg:x1="14.581cm" svg:y1="6.879cm" svg:x2="16.193cm" svg:y2="1.074cm">
          <text:p/>
        </draw:line>
        <draw:line draw:style-name="gr8" draw:text-style-name="P4" draw:layer="layout" svg:x1="14.531cm" svg:y1="6.939cm" svg:x2="14.83cm" svg:y2="5.975cm">
          <text:p/>
        </draw:line>
        <draw:line draw:style-name="gr8" draw:text-style-name="P4" draw:layer="layout" svg:x1="13.217cm" svg:y1="6.025cm" svg:x2="14.83cm" svg:y2="6cm">
          <text:p/>
        </draw:line>
        <draw:line draw:style-name="gr8" draw:text-style-name="P4" draw:layer="layout" svg:x1="13.2cm" svg:y1="5.3cm" svg:x2="13.217cm" svg:y2="6.025cm">
          <text:p/>
        </draw:line>
        <draw:line draw:style-name="gr8" draw:text-style-name="P4" draw:layer="layout" svg:x1="15.201cm" svg:y1="2.646cm" svg:x2="15.755cm" svg:y2="2.634cm">
          <text:p/>
        </draw:line>
        <draw:line draw:style-name="gr9" draw:text-style-name="P4" draw:layer="layout" svg:x1="15.755cm" svg:y1="2.634cm" svg:x2="16.193cm" svg:y2="1.074cm">
          <text:p/>
        </draw:line>
        <draw:line draw:style-name="gr8" draw:text-style-name="P4" draw:layer="layout" svg:x1="14.531cm" svg:y1="6.94cm" svg:x2="14.83cm" svg:y2="5.976cm">
          <text:p/>
        </draw:line>
        <draw:line draw:style-name="gr8" draw:text-style-name="P4" draw:layer="layout" svg:x1="13.217cm" svg:y1="6.026cm" svg:x2="14.83cm" svg:y2="6.001cm">
          <text:p/>
        </draw:line>
        <draw:line draw:style-name="gr8" draw:text-style-name="P4" draw:layer="layout" svg:x1="13.2cm" svg:y1="5.301cm" svg:x2="13.217cm" svg:y2="6.026cm">
          <text:p/>
        </draw:line>
        <draw:line draw:style-name="gr8" draw:text-style-name="P4" draw:layer="layout" svg:x1="13.201cm" svg:y1="5.302cm" svg:x2="15.057cm" svg:y2="5.291cm">
          <text:p/>
        </draw:line>
        <draw:line draw:style-name="gr8" draw:text-style-name="P4" draw:layer="layout" svg:x1="15.559cm" svg:y1="3.37cm" svg:x2="15.022cm" svg:y2="5.292cm">
          <text:p/>
        </draw:line>
        <draw:line draw:style-name="gr8" draw:text-style-name="P4" draw:layer="layout" svg:x1="15.201cm" svg:y1="2.646cm" svg:x2="15.218cm" svg:y2="3.371cm">
          <text:p/>
        </draw:line>
        <draw:line draw:style-name="gr8" draw:text-style-name="P4" draw:layer="layout" svg:x1="15.582cm" svg:y1="3.364cm" svg:x2="15.219cm" svg:y2="3.372cm">
          <text:p/>
        </draw:line>
        <draw:custom-shape draw:style-name="gr1" draw:text-style-name="P1" draw:layer="layout" svg:width="1.975cm" svg:height="0.528cm" svg:x="21.796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94cm" svg:height="2.643cm" svg:x="23.771cm" svg:y="0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75cm" svg:height="0.528cm" svg:x="21.796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0.529cm" svg:x="19.82cm" svg:y="5.3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099cm" svg:height="0.106cm" svg:x="21.013cm" svg:y="6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99cm" svg:height="0.106cm" svg:x="22.609cm" svg:y="1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.066cm" svg:y1="6.879cm" svg:x2="22.678cm" svg:y2="1.074cm">
          <text:p/>
        </draw:line>
        <draw:custom-shape draw:style-name="gr3" draw:text-style-name="P2" draw:layer="layout" svg:width="1.975cm" svg:height="0.528cm" svg:x="22.29cm" svg:y="0.107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.202cm" svg:y1="2.647cm" svg:x2="15.219cm" svg:y2="3.372cm">
          <text:p/>
        </draw:line>
        <draw:line draw:style-name="gr9" draw:text-style-name="P4" draw:layer="layout" svg:x1="22.652cm" svg:y1="1.23cm" svg:x2="22.234cm" svg:y2="2.665cm">
          <text:p/>
        </draw:line>
        <draw:line draw:style-name="gr8" draw:text-style-name="P4" draw:layer="layout" svg:x1="23.651cm" svg:y1="0.711cm" svg:x2="23.652cm" svg:y2="2.646cm">
          <text:p/>
        </draw:line>
        <draw:line draw:style-name="gr8" draw:text-style-name="P4" draw:layer="layout" svg:x1="23.652cm" svg:y1="0.712cm" svg:x2="22.792cm" svg:y2="0.709cm">
          <text:p/>
        </draw:line>
        <draw:line draw:style-name="gr8" draw:text-style-name="P4" draw:layer="layout" svg:x1="22.716cm" svg:y1="0.992cm" svg:x2="22.782cm" svg:y2="0.71cm">
          <text:p/>
        </draw:line>
        <draw:line draw:style-name="gr8" draw:text-style-name="P4" draw:layer="layout" svg:x1="22.3cm" svg:y1="2.646cm" svg:x2="23.653cm" svg:y2="2.647cm">
          <text:p/>
        </draw:line>
        <draw:custom-shape draw:style-name="gr1" draw:text-style-name="P1" draw:layer="layout" svg:width="1.975cm" svg:height="0.528cm" svg:x="21.661cm" svg:y="10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94cm" svg:height="2.643cm" svg:x="23.636cm" svg:y="8.2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75cm" svg:height="0.528cm" svg:x="21.661cm" svg:y="10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0.529cm" svg:x="19.685cm" svg:y="13.0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099cm" svg:height="0.106cm" svg:x="20.878cm" svg:y="14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99cm" svg:height="0.106cm" svg:x="22.474cm" svg:y="8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0.931cm" svg:y1="14.51cm" svg:x2="22.543cm" svg:y2="8.705cm">
          <text:p/>
        </draw:line>
        <draw:custom-shape draw:style-name="gr3" draw:text-style-name="P2" draw:layer="layout" svg:width="1.975cm" svg:height="0.528cm" svg:x="22.155cm" svg:y="7.73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18cm" svg:y1="13.652cm" svg:x2="20.977cm" svg:y2="14.499cm">
          <text:p/>
        </draw:line>
        <draw:line draw:style-name="gr8" draw:text-style-name="P4" draw:layer="layout" svg:x1="23.516cm" svg:y1="8.342cm" svg:x2="23.517cm" svg:y2="10.277cm">
          <text:p/>
        </draw:line>
        <draw:line draw:style-name="gr8" draw:text-style-name="P4" draw:layer="layout" svg:x1="23.517cm" svg:y1="8.343cm" svg:x2="22.657cm" svg:y2="8.34cm">
          <text:p/>
        </draw:line>
        <draw:line draw:style-name="gr8" draw:text-style-name="P4" draw:layer="layout" svg:x1="22.581cm" svg:y1="8.623cm" svg:x2="22.647cm" svg:y2="8.341cm">
          <text:p/>
        </draw:line>
        <draw:line draw:style-name="gr8" draw:text-style-name="P4" draw:layer="layout" svg:x1="22.165cm" svg:y1="10.277cm" svg:x2="23.518cm" svg:y2="10.278cm">
          <text:p/>
        </draw:line>
        <draw:line draw:style-name="gr8" draw:text-style-name="P4" draw:layer="layout" svg:x1="21.551cm" svg:y1="10.272cm" svg:x2="22.105cm" svg:y2="10.26cm">
          <text:p/>
        </draw:line>
        <draw:line draw:style-name="gr8" draw:text-style-name="P4" draw:layer="layout" svg:x1="19.567cm" svg:y1="13.652cm" svg:x2="21.18cm" svg:y2="13.627cm">
          <text:p/>
        </draw:line>
        <draw:line draw:style-name="gr8" draw:text-style-name="P4" draw:layer="layout" svg:x1="19.55cm" svg:y1="12.927cm" svg:x2="19.567cm" svg:y2="13.652cm">
          <text:p/>
        </draw:line>
        <draw:line draw:style-name="gr8" draw:text-style-name="P4" draw:layer="layout" svg:x1="19.551cm" svg:y1="12.928cm" svg:x2="21.407cm" svg:y2="12.917cm">
          <text:p/>
        </draw:line>
        <draw:line draw:style-name="gr8" draw:text-style-name="P4" draw:layer="layout" svg:x1="21.909cm" svg:y1="10.996cm" svg:x2="21.372cm" svg:y2="12.918cm">
          <text:p/>
        </draw:line>
        <draw:line draw:style-name="gr8" draw:text-style-name="P4" draw:layer="layout" svg:x1="21.552cm" svg:y1="10.273cm" svg:x2="21.569cm" svg:y2="10.998cm">
          <text:p/>
        </draw:line>
        <draw:line draw:style-name="gr8" draw:text-style-name="P4" draw:layer="layout" svg:x1="15.583cm" svg:y1="3.364cm" svg:x2="15.22cm" svg:y2="3.372cm">
          <text:p/>
        </draw:line>
        <draw:line draw:style-name="gr8" draw:text-style-name="P4" draw:layer="layout" svg:x1="21.932cm" svg:y1="10.988cm" svg:x2="21.569cm" svg:y2="10.996cm">
          <text:p/>
        </draw:line>
        <draw:line draw:style-name="gr9" draw:text-style-name="P4" draw:layer="layout" svg:x1="22.5cm" svg:y1="8.849cm" svg:x2="22.082cm" svg:y2="10.284cm">
          <text:p/>
        </draw:line>
        <draw:frame presentation:style-name="pr1" draw:layer="layout" svg:width="25.199cm" svg:height="2.629cm" svg:x="1.4cm" svg:y="0.628cm" presentation:class="title" presentation:user-transformed="true">
          <draw:text-box>
            <text:p>Bug Algorithms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ological Map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4" draw:text-style-name="P1" draw:layer="layout" svg:width="17.223cm" svg:height="13.493cm" svg:x="5.384cm" svg:y="1.114cm">
          <draw:image xlink:href="Pictures/100000010000028B000001FEF94AE70EB92C7592.png" xlink:type="simple" xlink:show="embed" xlink:actuate="onLoad" draw:mime-type="image/png">
            <text:p/>
          </draw:image>
        </draw:frame>
        <draw:frame draw:style-name="gr14" draw:text-style-name="P1" draw:layer="layout" svg:width="17.223cm" svg:height="13.493cm" svg:x="5.384cm" svg:y="1.112cm">
          <draw:image xlink:href="Pictures/100000010000028B000001FEF94AE70EB92C7592.png" xlink:type="simple" xlink:show="embed" xlink:actuate="onLoad" draw:mime-type="image/png">
            <text:p/>
          </draw:image>
        </draw:frame>
        <draw:line draw:style-name="gr8" draw:text-style-name="P4" draw:layer="layout" svg:x1="9.525cm" svg:y1="7.62cm" svg:x2="11.43cm" svg:y2="10.795cm">
          <text:p/>
        </draw:line>
        <draw:line draw:style-name="gr8" draw:text-style-name="P4" draw:layer="layout" svg:x1="9.526cm" svg:y1="7.621cm" svg:x2="11.431cm" svg:y2="10.796cm">
          <text:p/>
        </draw:line>
        <draw:line draw:style-name="gr8" draw:text-style-name="P4" draw:layer="layout" svg:x1="11.58cm" svg:y1="10.507cm" svg:x2="9.366cm" svg:y2="10.858cm">
          <text:p/>
        </draw:line>
        <draw:line draw:style-name="gr8" draw:text-style-name="P4" draw:layer="layout" svg:x1="11.964cm" svg:y1="13.632cm" svg:x2="9.04cm" svg:y2="12.861cm">
          <text:p/>
        </draw:line>
        <draw:line draw:style-name="gr8" draw:text-style-name="P4" draw:layer="layout" svg:x1="9.241cm" svg:y1="13.23cm" svg:x2="9.701cm" svg:y2="10.526cm">
          <text:p/>
        </draw:line>
        <draw:line draw:style-name="gr8" draw:text-style-name="P4" draw:layer="layout" svg:x1="15.817cm" svg:y1="10.219cm" svg:x2="10.974cm" svg:y2="10.571cm">
          <text:p/>
        </draw:line>
        <draw:line draw:style-name="gr8" draw:text-style-name="P4" draw:layer="layout" svg:x1="16.546cm" svg:y1="11.063cm" svg:x2="16.335cm" svg:y2="7.804cm">
          <text:p/>
        </draw:line>
        <draw:line draw:style-name="gr8" draw:text-style-name="P4" draw:layer="layout" svg:x1="16.776cm" svg:y1="10.929cm" svg:x2="15.267cm" svg:y2="10.102cm">
          <text:p/>
        </draw:line>
        <draw:line draw:style-name="gr8" draw:text-style-name="P4" draw:layer="layout" svg:x1="16.59cm" svg:y1="10.493cm" svg:x2="16.121cm" svg:y2="12.742cm">
          <text:p/>
        </draw:line>
        <draw:line draw:style-name="gr8" draw:text-style-name="P4" draw:layer="layout" svg:x1="16.341cm" svg:y1="11.009cm" svg:x2="17.889cm" svg:y2="9.201cm">
          <text:p/>
        </draw:line>
        <draw:line draw:style-name="gr8" draw:text-style-name="P4" draw:layer="layout" svg:x1="21.387cm" svg:y1="9.584cm" svg:x2="17.418cm" svg:y2="9.407cm">
          <text:p/>
        </draw:line>
        <draw:line draw:style-name="gr8" draw:text-style-name="P4" draw:layer="layout" svg:x1="19.608cm" svg:y1="11.877cm" svg:x2="16.272cm" svg:y2="10.686cm">
          <text:p/>
        </draw:line>
        <draw:line draw:style-name="gr8" draw:text-style-name="P4" draw:layer="layout" svg:x1="20.255cm" svg:y1="13.993cm" svg:x2="19.212cm" svg:y2="11.509cm">
          <text:p/>
        </draw:line>
        <draw:line draw:style-name="gr8" draw:text-style-name="P4" draw:layer="layout" svg:x1="19.932cm" svg:y1="6.409cm" svg:x2="17.536cm" svg:y2="9.657cm">
          <text:p/>
        </draw:line>
        <draw:line draw:style-name="gr8" draw:text-style-name="P4" draw:layer="layout" svg:x1="20.196cm" svg:y1="2.337cm" svg:x2="19.741cm" svg:y2="6.938cm">
          <text:p/>
        </draw:line>
        <draw:custom-shape draw:style-name="gr15" draw:text-style-name="P5" draw:layer="layout" svg:width="10.16cm" svg:height="2.54cm" svg:x="3.81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ea7500" draw:marker-start="Circle_20_unfilled" draw:marker-start-width="0.584cm" draw:marker-end="Circle_20_unfilled" draw:marker-end-width="0.584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7T04:11:36.509336304</meta:creation-date>
    <dc:date>2023-02-07T07:31:44.793845569</dc:date>
    <meta:editing-duration>PT38M32S</meta:editing-duration>
    <meta:editing-cycles>7</meta:editing-cycles>
    <meta:generator>LibreOffice/7.3.7.2$Linux_X86_64 LibreOffice_project/30$Build-2</meta:generator>
    <meta:document-statistic meta:object-count="151"/>
  </office:meta>
</office:document-meta>
</file>